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SFMono-Regular" svg:font-family="SFMono-Regular, Consolas, 'Liberation Mono', Menlo, Courier, monospace"/>
    <style:font-face style:name="apple-system" svg:font-family="apple-system, BlinkMacSystemFont, 'Segoe UI', Helvetica, Arial, sans-serif, 'Apple Color Emoji', 'Segoe UI Emoji', 'Segoe UI Symbol'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1">
      <style:paragraph-properties fo:margin-left="0cm" fo:margin-right="0cm" fo:margin-top="0cm" fo:margin-bottom="0cm" loext:contextual-spacing="false" style:line-height-at-least="0.688cm" fo:text-indent="0cm" style:auto-text-indent="false" fo:padding="0cm" fo:border="none"/>
    </style:style>
    <style:style style:name="P2" style:family="paragraph" style:parent-style-name="Heading_20_1">
      <style:paragraph-properties fo:margin-left="0cm" fo:margin-right="0cm" fo:margin-top="0.635cm" fo:margin-bottom="0.423cm" loext:contextual-spacing="false" fo:line-height="125%" fo:text-indent="0cm" style:auto-text-indent="false" fo:padding-left="0cm" fo:padding-right="0cm" fo:padding-top="0cm" fo:padding-bottom="0.049cm" fo:border-left="none" fo:border-right="none" fo:border-top="none" fo:border-bottom="0.06pt solid #eaecef"/>
    </style:style>
    <style:style style:name="P3" style:family="paragraph" style:parent-style-name="Heading_20_1">
      <style:paragraph-properties fo:margin-top="0cm" fo:margin-bottom="0cm" loext:contextual-spacing="false" style:line-height-at-least="0.688cm" fo:padding="0cm" fo:border="none"/>
      <style:text-properties fo:font-variant="normal" fo:text-transform="none" fo:color="#586069" style:font-name="apple-system" fo:font-size="9pt" fo:letter-spacing="normal" fo:font-style="normal" fo:font-weight="normal" fo:background-color="#fafbfc" loext:padding-left="0cm" loext:padding-right="0cm" loext:padding-top="0cm" loext:padding-bottom="0.049cm" loext:border-left="none" loext:border-right="none" loext:border-top="none" loext:border-bottom="0.06pt solid #e1e4e8"/>
    </style:style>
    <style:style style:name="P4" style:family="paragraph" style:parent-style-name="Standard">
      <style:paragraph-properties fo:margin-left="0cm" fo:margin-right="0.397cm" fo:margin-top="0cm" fo:margin-bottom="0.499cm" loext:contextual-spacing="false" fo:orphans="2" fo:widows="2" fo:text-indent="0cm" style:auto-text-indent="false"/>
      <style:text-properties fo:font-variant="normal" fo:text-transform="none" fo:color="#24292e" fo:letter-spacing="normal" fo:background-color="#24292e" loext:padding="0cm" loext:border="none"/>
    </style:style>
    <style:style style:name="P5" style:family="paragraph" style:parent-style-name="Text_20_body">
      <style:paragraph-properties fo:orphans="2" fo:widows="2"/>
      <style:text-properties fo:font-variant="normal" fo:text-transform="none" fo:color="#24292e" style:font-name="apple-system" fo:font-size="10.5pt" fo:letter-spacing="normal" fo:font-style="normal" fo:font-weight="normal"/>
    </style:style>
    <style:style style:name="P6" style:family="paragraph" style:parent-style-name="Text_20_body">
      <style:paragraph-properties fo:margin-top="0cm" fo:margin-bottom="0cm" loext:contextual-spacing="false" fo:orphans="2" fo:widows="2"/>
    </style:style>
    <style:style style:name="P7" style:family="paragraph" style:parent-style-name="Text_20_body">
      <style:paragraph-properties fo:margin-top="0cm" fo:margin-bottom="0cm" loext:contextual-spacing="false"/>
      <style:text-properties fo:font-variant="normal" fo:text-transform="none" fo:color="#24292e" style:font-name="apple-system" fo:font-size="10.5pt" fo:letter-spacing="normal" fo:font-style="normal" fo:font-weight="normal"/>
    </style:style>
    <style:style style:name="P8" style:family="paragraph" style:parent-style-name="Text_20_body">
      <style:paragraph-properties fo:margin-top="0cm" fo:margin-bottom="0cm" loext:contextual-spacing="false"/>
      <style:text-properties fo:font-variant="normal" fo:text-transform="none" fo:color="#24292e" style:font-name="apple-system" fo:font-size="10.5pt" fo:letter-spacing="normal" fo:font-style="normal" fo:font-weight="normal" loext:padding="0.049cm" loext:border="0.06pt solid #dddddd"/>
    </style:style>
    <style:style style:name="P9" style:family="paragraph" style:parent-style-name="Text_20_body">
      <style:paragraph-properties fo:margin-top="0cm" fo:margin-bottom="0cm" loext:contextual-spacing="false"/>
      <style:text-properties fo:font-variant="normal" fo:text-transform="none" fo:color="#24292e" style:font-name="apple-system" fo:font-size="10.5pt" fo:letter-spacing="normal" fo:font-style="normal" fo:font-weight="normal" style:font-name-asian="apple-system" style:font-size-asian="10.5pt" style:font-style-asian="normal" style:font-weight-asian="normal" style:font-name-complex="apple-system" style:font-size-complex="10.5pt" style:font-style-complex="normal" style:font-weight-complex="normal"/>
    </style:style>
    <style:style style:name="P10" style:family="paragraph" style:parent-style-name="Text_20_body" style:list-style-name="L7">
      <style:paragraph-properties fo:margin-top="0cm" fo:margin-bottom="0cm" loext:contextual-spacing="false" fo:orphans="2" fo:widows="2" fo:padding="0cm" fo:border="none"/>
    </style:style>
    <style:style style:name="P11" style:family="paragraph" style:parent-style-name="Text_20_body" style:list-style-name="L8">
      <style:paragraph-properties fo:margin-top="0cm" fo:margin-bottom="0cm" loext:contextual-spacing="false" fo:orphans="2" fo:widows="2" fo:padding="0cm" fo:border="none"/>
    </style:style>
    <style:style style:name="P12" style:family="paragraph" style:parent-style-name="Text_20_body" style:list-style-name="L9">
      <style:paragraph-properties fo:margin-top="0cm" fo:margin-bottom="0cm" loext:contextual-spacing="false" fo:orphans="2" fo:widows="2" fo:padding="0cm" fo:border="none"/>
    </style:style>
    <style:style style:name="P13" style:family="paragraph" style:parent-style-name="Text_20_body" style:list-style-name="L15">
      <style:paragraph-properties fo:margin-top="0cm" fo:margin-bottom="0cm" loext:contextual-spacing="false" fo:orphans="2" fo:widows="2" fo:padding="0cm" fo:border="none"/>
    </style:style>
    <style:style style:name="P14" style:family="paragraph" style:parent-style-name="Text_20_body" style:list-style-name="L16">
      <style:paragraph-properties fo:margin-top="0cm" fo:margin-bottom="0cm" loext:contextual-spacing="false" fo:orphans="2" fo:widows="2" fo:padding="0cm" fo:border="none"/>
    </style:style>
    <style:style style:name="P15" style:family="paragraph" style:parent-style-name="Text_20_body">
      <style:paragraph-properties fo:margin-left="0cm" fo:margin-right="0cm" fo:margin-top="0cm" fo:margin-bottom="0cm" loext:contextual-spacing="false" fo:text-indent="0cm" style:auto-text-indent="false"/>
    </style:style>
    <style:style style:name="P16" style:family="paragraph" style:parent-style-name="Text_20_body">
      <style:paragraph-properties fo:margin-left="0cm" fo:margin-right="0cm" fo:margin-top="0cm" fo:margin-bottom="0cm" loext:contextual-spacing="false" style:line-height-at-least="0.9cm" fo:text-indent="0cm" style:auto-text-indent="false"/>
      <style:text-properties fo:color="#5a83a5" fo:font-size="15pt" fo:font-weight="normal" loext:padding="0cm" loext:border="none"/>
    </style:style>
    <style:style style:name="P17" style:family="paragraph" style:parent-style-name="Text_20_body" style:list-style-name="L10">
      <style:paragraph-properties fo:margin-left="0cm" fo:margin-right="0cm" fo:margin-top="0cm" fo:margin-bottom="0cm" loext:contextual-spacing="false" style:line-height-at-least="0.529cm" fo:text-indent="0cm" style:auto-text-indent="false" fo:padding="0cm" fo:border="none"/>
    </style:style>
    <style:style style:name="P18" style:family="paragraph" style:parent-style-name="Text_20_body">
      <style:paragraph-properties fo:margin-left="0cm" fo:margin-right="0cm" fo:margin-top="0.397cm" fo:margin-bottom="0.397cm" loext:contextual-spacing="false" fo:text-indent="0cm" style:auto-text-indent="false"/>
      <style:text-properties fo:color="#0366d6" style:text-line-through-style="none" style:text-line-through-type="none" style:text-underline-style="none" style:text-blinking="false" loext:padding-left="0cm" loext:padding-right="0cm" loext:padding-top="0.049cm" loext:padding-bottom="0.049cm" loext:border-left="none" loext:border-right="none" loext:border-top="1.5pt solid #ffffff" loext:border-bottom="1.5pt solid #ffffff"/>
    </style:style>
    <style:style style:name="P19" style:family="paragraph" style:parent-style-name="Text_20_body" style:list-style-name="L10">
      <style:paragraph-properties fo:margin-left="0cm" fo:margin-right="0.265cm" fo:margin-top="0cm" fo:margin-bottom="0cm" loext:contextual-spacing="false" style:line-height-at-least="0.529cm" fo:text-indent="0cm" style:auto-text-indent="false" fo:padding="0cm" fo:border="none"/>
    </style:style>
    <style:style style:name="P20" style:family="paragraph" style:parent-style-name="Text_20_body">
      <style:paragraph-properties fo:margin-left="0.159cm" fo:margin-right="0cm" fo:margin-top="0cm" fo:margin-bottom="0.529cm" loext:contextual-spacing="false" fo:text-indent="0cm" style:auto-text-indent="false"/>
    </style:style>
    <style:style style:name="P21" style:family="paragraph" style:parent-style-name="Text_20_body">
      <style:paragraph-properties fo:margin-left="0.159cm" fo:margin-right="0cm" fo:margin-top="0cm" fo:margin-bottom="0.529cm" loext:contextual-spacing="false" fo:text-indent="0cm" style:auto-text-indent="false"/>
      <style:text-properties fo:font-variant="normal" fo:text-transform="none" fo:color="#24292e" style:font-name="apple-system" fo:font-size="10.5pt" fo:letter-spacing="normal" fo:font-style="normal" fo:font-weight="normal" fo:background-color="#fafbfc" loext:padding-left="0cm" loext:padding-right="0cm" loext:padding-top="0cm" loext:padding-bottom="0.049cm" loext:border-left="none" loext:border-right="none" loext:border-top="none" loext:border-bottom="0.06pt solid #e1e4e8"/>
    </style:style>
    <style:style style:name="P22" style:family="paragraph" style:parent-style-name="Text_20_body">
      <style:paragraph-properties fo:margin-left="0.159cm" fo:margin-right="0cm" fo:margin-top="0cm" fo:margin-bottom="0.529cm" loext:contextual-spacing="false" fo:text-indent="0cm" style:auto-text-indent="false"/>
      <style:text-properties fo:font-variant="normal" fo:text-transform="none" fo:color="#24292e" fo:letter-spacing="normal" fo:background-color="#fafbfc" loext:padding-left="0cm" loext:padding-right="0cm" loext:padding-top="0cm" loext:padding-bottom="0.049cm" loext:border-left="none" loext:border-right="none" loext:border-top="none" loext:border-bottom="0.06pt solid #e1e4e8"/>
    </style:style>
    <style:style style:name="P23" style:family="paragraph" style:parent-style-name="Text_20_body">
      <style:paragraph-properties fo:margin-top="0cm" fo:margin-bottom="0.529cm" loext:contextual-spacing="false" fo:line-height="100%"/>
    </style:style>
    <style:style style:name="P24" style:family="paragraph" style:parent-style-name="Text_20_body">
      <style:paragraph-properties fo:margin-top="0.423cm" fo:margin-bottom="0.423cm" loext:contextual-spacing="false"/>
    </style:style>
    <style:style style:name="P25" style:family="paragraph" style:parent-style-name="Text_20_body" style:list-style-name="L4">
      <style:paragraph-properties fo:margin-top="0.423cm" fo:margin-bottom="0.423cm" loext:contextual-spacing="false"/>
      <style:text-properties fo:font-variant="normal" fo:text-transform="none" fo:color="#24292e" style:font-name="apple-system" fo:font-size="10.5pt" fo:letter-spacing="normal" fo:font-style="normal" fo:font-weight="normal" loext:padding="0.049cm" loext:border="0.06pt solid #dddddd"/>
    </style:style>
    <style:style style:name="P26" style:family="paragraph" style:parent-style-name="Text_20_body" style:list-style-name="L12">
      <style:paragraph-properties fo:margin-top="0.423cm" fo:margin-bottom="0.423cm" loext:contextual-spacing="false"/>
      <style:text-properties fo:font-variant="normal" fo:text-transform="none" fo:color="#24292e" style:font-name="apple-system" fo:font-size="10.5pt" fo:letter-spacing="normal" fo:font-style="normal" fo:font-weight="normal" loext:padding="0.049cm" loext:border="0.06pt solid #dddddd"/>
    </style:style>
    <style:style style:name="P27" style:family="paragraph" style:parent-style-name="Text_20_body" style:list-style-name="L4">
      <style:paragraph-properties fo:margin-top="0.423cm" fo:margin-bottom="0.423cm" loext:contextual-spacing="false"/>
    </style:style>
    <style:style style:name="P28" style:family="paragraph" style:parent-style-name="Text_20_body" style:list-style-name="L12">
      <style:paragraph-properties fo:margin-top="0.423cm" fo:margin-bottom="0.423cm" loext:contextual-spacing="false"/>
    </style:style>
    <style:style style:name="P29" style:family="paragraph" style:parent-style-name="Text_20_body">
      <style:paragraph-properties fo:margin-top="0cm" fo:margin-bottom="0.423cm" loext:contextual-spacing="false"/>
    </style:style>
    <style:style style:name="P30" style:family="paragraph" style:parent-style-name="Text_20_body">
      <style:paragraph-properties fo:margin-top="0cm" fo:margin-bottom="0.423cm" loext:contextual-spacing="false"/>
      <style:text-properties fo:font-variant="normal" fo:text-transform="none" fo:color="#24292e" style:font-name="apple-system" fo:font-size="10.5pt" fo:letter-spacing="normal" fo:font-style="normal" fo:font-weight="normal" loext:padding="0.049cm" loext:border="0.06pt solid #dddddd"/>
    </style:style>
    <style:style style:name="P31" style:family="paragraph" style:parent-style-name="Text_20_body" style:list-style-name="L3">
      <style:paragraph-properties fo:margin-top="0cm" fo:margin-bottom="0.423cm" loext:contextual-spacing="false"/>
      <style:text-properties fo:font-variant="normal" fo:text-transform="none" fo:color="#24292e" style:font-name="apple-system" fo:font-size="10.5pt" fo:letter-spacing="normal" fo:font-style="normal" fo:font-weight="normal" loext:padding="0.049cm" loext:border="0.06pt solid #dddddd"/>
    </style:style>
    <style:style style:name="P32" style:family="paragraph" style:parent-style-name="Text_20_body" style:list-style-name="L5">
      <style:paragraph-properties fo:margin-top="0cm" fo:margin-bottom="0.423cm" loext:contextual-spacing="false"/>
      <style:text-properties fo:font-variant="normal" fo:text-transform="none" fo:color="#24292e" style:font-name="apple-system" fo:font-size="10.5pt" fo:letter-spacing="normal" fo:font-style="normal" fo:font-weight="normal" loext:padding="0.049cm" loext:border="0.06pt solid #dddddd"/>
    </style:style>
    <style:style style:name="P33" style:family="paragraph" style:parent-style-name="Text_20_body" style:list-style-name="L6">
      <style:paragraph-properties fo:margin-top="0cm" fo:margin-bottom="0.423cm" loext:contextual-spacing="false"/>
      <style:text-properties fo:font-variant="normal" fo:text-transform="none" fo:color="#24292e" style:font-name="apple-system" fo:font-size="10.5pt" fo:letter-spacing="normal" fo:font-style="normal" fo:font-weight="normal" loext:padding="0.049cm" loext:border="0.06pt solid #dddddd"/>
    </style:style>
    <style:style style:name="P34" style:family="paragraph" style:parent-style-name="Text_20_body" style:list-style-name="L11">
      <style:paragraph-properties fo:margin-top="0cm" fo:margin-bottom="0.423cm" loext:contextual-spacing="false"/>
      <style:text-properties fo:font-variant="normal" fo:text-transform="none" fo:color="#24292e" style:font-name="apple-system" fo:font-size="10.5pt" fo:letter-spacing="normal" fo:font-style="normal" fo:font-weight="normal" loext:padding="0.049cm" loext:border="0.06pt solid #dddddd"/>
    </style:style>
    <style:style style:name="P35" style:family="paragraph" style:parent-style-name="Text_20_body" style:list-style-name="L13">
      <style:paragraph-properties fo:margin-top="0cm" fo:margin-bottom="0.423cm" loext:contextual-spacing="false"/>
      <style:text-properties fo:font-variant="normal" fo:text-transform="none" fo:color="#24292e" style:font-name="apple-system" fo:font-size="10.5pt" fo:letter-spacing="normal" fo:font-style="normal" fo:font-weight="normal" loext:padding="0.049cm" loext:border="0.06pt solid #dddddd"/>
    </style:style>
    <style:style style:name="P36" style:family="paragraph" style:parent-style-name="Text_20_body" style:list-style-name="L14">
      <style:paragraph-properties fo:margin-top="0cm" fo:margin-bottom="0.423cm" loext:contextual-spacing="false"/>
      <style:text-properties fo:font-variant="normal" fo:text-transform="none" fo:color="#24292e" style:font-name="apple-system" fo:font-size="10.5pt" fo:letter-spacing="normal" fo:font-style="normal" fo:font-weight="normal" loext:padding="0.049cm" loext:border="0.06pt solid #dddddd"/>
    </style:style>
    <style:style style:name="P37" style:family="paragraph" style:parent-style-name="Text_20_body">
      <style:paragraph-properties fo:margin-top="0.397cm" fo:margin-bottom="0.397cm" loext:contextual-spacing="false"/>
    </style:style>
    <style:style style:name="P38" style:family="paragraph" style:parent-style-name="Text_20_body">
      <style:paragraph-properties fo:margin-top="0.423cm" fo:margin-bottom="0.247cm" loext:contextual-spacing="false"/>
    </style:style>
    <style:style style:name="P39" style:family="paragraph" style:parent-style-name="Text_20_body" style:list-style-name="L7">
      <style:paragraph-properties fo:margin-left="0cm" fo:margin-right="0.423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586069" style:font-name="apple-system" fo:font-size="9pt" fo:letter-spacing="normal" fo:font-style="normal" fo:font-weight="normal" loext:padding="0cm" loext:border="none"/>
    </style:style>
    <style:style style:name="P40" style:family="paragraph" style:parent-style-name="Text_20_body" style:list-style-name="L15">
      <style:paragraph-properties fo:margin-left="0cm" fo:margin-right="0.423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586069" style:font-name="apple-system" fo:font-size="9pt" fo:letter-spacing="normal" fo:font-style="normal" fo:font-weight="normal" loext:padding="0cm" loext:border="none"/>
    </style:style>
    <style:style style:name="P41" style:family="paragraph" style:parent-style-name="Text_20_body" style:list-style-name="L7">
      <style:paragraph-properties fo:margin-left="0cm" fo:margin-right="0.423cm" fo:margin-top="0cm" fo:margin-bottom="0cm" loext:contextual-spacing="false" fo:orphans="2" fo:widows="2" fo:text-indent="0cm" style:auto-text-indent="false" fo:padding="0cm" fo:border="none"/>
    </style:style>
    <style:style style:name="P42" style:family="paragraph" style:parent-style-name="Text_20_body" style:list-style-name="L8">
      <style:paragraph-properties fo:margin-left="0cm" fo:margin-right="0.423cm" fo:margin-top="0cm" fo:margin-bottom="0cm" loext:contextual-spacing="false" fo:orphans="2" fo:widows="2" fo:text-indent="0cm" style:auto-text-indent="false" fo:padding="0cm" fo:border="none"/>
    </style:style>
    <style:style style:name="P43" style:family="paragraph" style:parent-style-name="Text_20_body" style:list-style-name="L15">
      <style:paragraph-properties fo:margin-left="0cm" fo:margin-right="0.423cm" fo:margin-top="0cm" fo:margin-bottom="0cm" loext:contextual-spacing="false" fo:orphans="2" fo:widows="2" fo:text-indent="0cm" style:auto-text-indent="false" fo:padding="0cm" fo:border="none"/>
    </style:style>
    <style:style style:name="P44" style:family="paragraph" style:parent-style-name="Text_20_body" style:list-style-name="L16">
      <style:paragraph-properties fo:margin-left="0cm" fo:margin-right="0.423cm" fo:margin-top="0cm" fo:margin-bottom="0cm" loext:contextual-spacing="false" fo:orphans="2" fo:widows="2" fo:text-indent="0cm" style:auto-text-indent="false" fo:padding="0cm" fo:border="none"/>
    </style:style>
    <style:style style:name="P45" style:family="paragraph" style:list-style-name="L1"/>
    <style:style style:name="P46" style:family="paragraph" style:list-style-name="L2"/>
    <style:style style:name="P47" style:family="paragraph" style:parent-style-name="Heading_20_2">
      <style:paragraph-properties fo:margin-left="0cm" fo:margin-right="0cm" fo:margin-top="0.635cm" fo:margin-bottom="0.423cm" loext:contextual-spacing="false" fo:line-height="125%" fo:text-indent="0cm" style:auto-text-indent="false" fo:padding-left="0cm" fo:padding-right="0cm" fo:padding-top="0cm" fo:padding-bottom="0.049cm" fo:border-left="none" fo:border-right="none" fo:border-top="none" fo:border-bottom="0.06pt solid #eaecef"/>
      <style:text-properties fo:font-variant="normal" fo:text-transform="none" fo:color="#24292e" style:font-name="apple-system" fo:font-size="10.5pt" fo:letter-spacing="normal" fo:font-style="normal" fo:font-weight="bold" loext:padding="0.049cm" loext:border="0.06pt solid #dddddd"/>
    </style:style>
    <style:style style:name="P48" style:family="paragraph" style:parent-style-name="Preformatted_20_Text">
      <loext:graphic-properties draw:fill="solid" draw:fill-color="#f6f8fa" draw:opacity="100%"/>
      <style:paragraph-properties fo:margin-left="0cm" fo:margin-right="0cm" fo:margin-top="0cm" fo:margin-bottom="0cm" loext:contextual-spacing="false" fo:line-height="145%" fo:text-indent="0cm" style:auto-text-indent="false" fo:background-color="#f6f8fa" fo:padding="0cm" fo:border="none"/>
    </style:style>
    <style:style style:name="P49" style:family="paragraph" style:parent-style-name="Preformatted_20_Text">
      <loext:graphic-properties draw:fill="solid" draw:fill-color="#f6f8fa" draw:opacity="100%"/>
      <style:paragraph-properties fo:margin-top="0cm" fo:margin-bottom="0cm" loext:contextual-spacing="false" fo:line-height="145%" fo:background-color="#f6f8fa" fo:padding="0cm" fo:border="none"/>
    </style:style>
    <style:style style:name="P50" style:family="paragraph" style:parent-style-name="Heading_20_3">
      <style:paragraph-properties fo:margin-left="0cm" fo:margin-right="0cm" fo:margin-top="0.635cm" fo:margin-bottom="0.423cm" loext:contextual-spacing="false" fo:line-height="125%" fo:text-indent="0cm" style:auto-text-indent="false"/>
      <style:text-properties fo:font-variant="normal" fo:text-transform="none" fo:color="#24292e" style:font-name="apple-system" fo:font-size="10.5pt" fo:letter-spacing="normal" fo:font-style="normal" fo:font-weight="bold" loext:padding="0.049cm" loext:border="0.06pt solid #dddddd"/>
    </style:style>
    <style:style style:name="P51" style:family="paragraph" style:parent-style-name="Heading_20_3">
      <style:paragraph-properties fo:margin-left="0.265cm" fo:margin-right="0cm" fo:margin-top="0cm" fo:margin-bottom="0cm" loext:contextual-spacing="false" fo:text-indent="0cm" style:auto-text-indent="false" fo:padding="0cm" fo:border="none"/>
    </style:style>
    <style:style style:name="P52" style:family="paragraph" style:parent-style-name="Heading_20_3">
      <style:paragraph-properties fo:margin-top="0cm" fo:margin-bottom="0cm" loext:contextual-spacing="false" fo:padding="0cm" fo:border="none"/>
      <style:text-properties fo:color="#586069" fo:font-size="10.5pt" fo:font-weight="normal" fo:background-color="#f6f8fa" loext:padding-left="0cm" loext:padding-right="0cm" loext:padding-top="0cm" loext:padding-bottom="0.049cm" loext:border-left="none" loext:border-right="none" loext:border-top="none" loext:border-bottom="0.06pt solid #d1d5da"/>
    </style:style>
    <style:style style:name="P53" style:family="paragraph" style:parent-style-name="Heading_20_5">
      <style:paragraph-properties fo:margin-left="0cm" fo:margin-right="0cm" fo:margin-top="0.635cm" fo:margin-bottom="0.423cm" loext:contextual-spacing="false" fo:line-height="125%" fo:text-indent="0cm" style:auto-text-indent="false"/>
      <style:text-properties fo:font-variant="normal" fo:text-transform="none" fo:color="#24292e" style:font-name="apple-system" fo:font-size="10.5pt" fo:letter-spacing="normal" fo:font-style="normal" fo:font-weight="bold" loext:padding="0.049cm" loext:border="0.06pt solid #dddddd"/>
    </style:style>
    <style:style style:name="P54" style:family="paragraph" style:parent-style-name="Heading_20_6">
      <style:paragraph-properties fo:margin-left="0cm" fo:margin-right="0cm" fo:margin-top="0.635cm" fo:margin-bottom="0.423cm" loext:contextual-spacing="false" fo:line-height="125%" fo:text-indent="0cm" style:auto-text-indent="false"/>
      <style:text-properties fo:font-variant="normal" fo:text-transform="none" fo:color="#6a737d" style:font-name="apple-system" fo:font-size="10.5pt" fo:letter-spacing="normal" fo:font-style="normal" fo:font-weight="bold" loext:padding="0.049cm" loext:border="0.06pt solid #dddddd"/>
    </style:style>
    <style:style style:name="P55" style:family="paragraph" style:parent-style-name="Heading_20_6">
      <style:paragraph-properties fo:margin-left="0cm" fo:margin-right="0cm" fo:margin-top="0.635cm" fo:margin-bottom="0.423cm" loext:contextual-spacing="false" fo:line-height="125%" fo:text-indent="0cm" style:auto-text-indent="false"/>
    </style:style>
    <style:style style:name="P56" style:family="paragraph" style:parent-style-name="Table_20_Contents">
      <style:paragraph-properties fo:margin-top="0cm" fo:margin-bottom="0.423cm" loext:contextual-spacing="false" fo:line-height="150%"/>
      <style:text-properties style:font-name="apple-system" fo:font-size="10.5pt"/>
    </style:style>
    <style:style style:name="P57" style:family="paragraph" style:parent-style-name="Table_20_Contents">
      <style:paragraph-properties fo:margin-top="0cm" fo:margin-bottom="0.423cm" loext:contextual-spacing="false" fo:line-height="150%"/>
    </style:style>
    <style:style style:name="P58" style:family="paragraph" style:parent-style-name="Table_20_Contents">
      <style:paragraph-properties fo:margin-top="0.397cm" fo:margin-bottom="0.397cm" loext:contextual-spacing="false" fo:line-height="150%"/>
      <style:text-properties style:font-name="apple-system" fo:font-size="10.5pt"/>
    </style:style>
    <style:style style:name="P59" style:family="paragraph" style:parent-style-name="Table_20_Contents">
      <style:paragraph-properties fo:margin-top="0.397cm" fo:margin-bottom="0.397cm" loext:contextual-spacing="false" fo:line-height="150%"/>
    </style:style>
    <style:style style:name="P60" style:family="paragraph" style:parent-style-name="Table_20_Contents">
      <style:paragraph-properties fo:margin-left="0cm" fo:margin-right="0cm" fo:margin-top="0cm" fo:margin-bottom="0cm" loext:contextual-spacing="false" fo:line-height="150%" fo:text-indent="0cm" style:auto-text-indent="false"/>
    </style:style>
    <style:style style:name="P61" style:family="paragraph" style:parent-style-name="Table_20_Contents">
      <style:paragraph-properties fo:margin-left="0cm" fo:margin-right="0cm" fo:margin-top="0.397cm" fo:margin-bottom="0.397cm" loext:contextual-spacing="false" fo:line-height="150%" fo:text-indent="0cm" style:auto-text-indent="false"/>
    </style:style>
    <style:style style:name="T1" style:family="text">
      <style:text-properties fo:color="#ffffff" style:text-line-through-style="none" style:text-line-through-type="none" style:text-underline-style="none" style:text-blinking="false"/>
    </style:style>
    <style:style style:name="T2" style:family="text">
      <style:text-properties fo:color="#ffffff" style:text-line-through-style="none" style:text-line-through-type="none" style:text-underline-style="none" style:text-blinking="false" fo:background-color="#28a745" loext:char-shading-value="0" loext:padding="0.423cm" loext:border="0.06pt solid #000000"/>
    </style:style>
    <style:style style:name="T3" style:family="text">
      <style:text-properties style:font-name="apple-system" fo:font-size="10.5pt"/>
    </style:style>
    <style:style style:name="T4" style:family="text">
      <style:text-properties style:font-name="apple-system" fo:font-size="10.5pt" style:font-name-asian="apple-system" style:font-size-asian="10.5pt" style:font-name-complex="apple-system" style:font-size-complex="10.5pt"/>
    </style:style>
    <style:style style:name="T5" style:family="text">
      <style:text-properties style:font-name="apple-system" fo:font-size="10.5pt" fo:font-weight="bold"/>
    </style:style>
    <style:style style:name="T6" style:family="text">
      <style:text-properties fo:color="#24292e" style:text-line-through-style="none" style:text-line-through-type="none" style:font-name="apple-system" fo:font-size="10.5pt" style:text-underline-style="none" fo:font-weight="bold" style:text-blinking="false"/>
    </style:style>
    <style:style style:name="T7" style:family="text">
      <style:text-properties fo:color="#24292e" style:text-line-through-style="none" style:text-line-through-type="none" fo:font-size="9.75pt" style:text-underline-style="none" style:text-blinking="false" fo:background-color="#eff3f6" loext:char-shading-value="0" loext:padding="0cm" loext:border="none"/>
    </style:style>
    <style:style style:name="T8" style:family="text">
      <style:text-properties fo:font-variant="normal" fo:text-transform="none" fo:color="#ffffff" style:text-line-through-style="none" style:text-line-through-type="none" style:font-name="apple-system" fo:font-size="10.5pt" fo:letter-spacing="normal" fo:font-style="normal" style:text-underline-style="none" fo:font-weight="bold" style:text-blinking="false" fo:background-color="#24292e" loext:char-shading-value="0" loext:padding="0cm" loext:border="none"/>
    </style:style>
    <style:style style:name="T9" style:family="text">
      <style:text-properties fo:font-variant="normal" fo:text-transform="none" fo:color="#ffffff" style:text-line-through-style="none" style:text-line-through-type="none" style:font-name="apple-system" fo:font-size="10.5pt" fo:letter-spacing="normal" fo:font-style="normal" style:text-underline-style="none" fo:font-weight="normal" style:text-blinking="false" fo:background-color="#28a745" loext:char-shading-value="0" loext:padding="0cm" loext:border="none"/>
    </style:style>
    <style:style style:name="T10" style:family="text">
      <style:text-properties fo:font-variant="normal" fo:text-transform="none" fo:color="#24292e" style:font-name="apple-system" fo:font-size="10.5pt" fo:letter-spacing="normal" fo:font-style="normal" fo:font-weight="normal" fo:background-color="#24292e" loext:char-shading-value="0" loext:padding="0cm" loext:border="none"/>
    </style:style>
    <style:style style:name="T11" style:family="text">
      <style:text-properties fo:font-variant="normal" fo:text-transform="none" fo:color="#24292e" style:font-name="apple-system" fo:font-size="10.5pt" fo:letter-spacing="normal" fo:font-style="normal" fo:font-weight="normal" loext:padding="0.049cm" loext:border="0.06pt solid #dddddd"/>
    </style:style>
    <style:style style:name="T12" style:family="text">
      <style:text-properties fo:font-variant="normal" fo:text-transform="none" fo:color="#24292e" style:font-name="apple-system" fo:font-size="10.5pt" fo:letter-spacing="normal" fo:font-style="normal" fo:font-weight="normal" style:font-name-asian="apple-system" style:font-size-asian="10.5pt" style:font-style-asian="normal" style:font-weight-asian="normal" style:font-name-complex="apple-system" style:font-size-complex="10.5pt" style:font-style-complex="normal" style:font-weight-complex="normal"/>
    </style:style>
    <style:style style:name="T13" style:family="text">
      <style:text-properties fo:font-variant="normal" fo:text-transform="none" fo:color="#24292e" style:font-name="apple-system" fo:font-size="10.5pt" fo:letter-spacing="normal" fo:font-style="normal" fo:font-weight="bold" loext:padding="0.049cm" loext:border="0.06pt solid #dddddd"/>
    </style:style>
    <style:style style:name="T14" style:family="text">
      <style:text-properties fo:font-variant="normal" fo:text-transform="none" fo:color="#24292e" style:text-line-through-style="none" style:text-line-through-type="none" style:font-name="apple-system" fo:font-size="10.5pt" fo:letter-spacing="normal" fo:font-style="normal" style:text-underline-style="none" fo:font-weight="normal" style:text-blinking="false" fo:background-color="#eff3f6" loext:char-shading-value="0" loext:padding="0cm" loext:border="none"/>
    </style:style>
    <style:style style:name="T15" style:family="text">
      <style:text-properties fo:font-variant="normal" fo:text-transform="none" fo:color="#24292e" style:text-line-through-style="none" style:text-line-through-type="none" style:font-name="apple-system" fo:font-size="10.5pt" fo:letter-spacing="normal" fo:font-style="normal" style:text-underline-style="none" fo:font-weight="normal" style:text-blinking="false" fo:background-color="#eff3f6" loext:char-shading-value="0" loext:padding-left="0cm" loext:padding-right="0cm" loext:padding-top="0cm" loext:padding-bottom="0.049cm" loext:border-left="none" loext:border-right="none" loext:border-top="none" loext:border-bottom="0.06pt solid #e1e4e8"/>
    </style:style>
    <style:style style:name="T16" style:family="text">
      <style:text-properties fo:font-variant="normal" fo:text-transform="none" fo:color="#24292e" style:text-line-through-style="none" style:text-line-through-type="none" style:font-name="apple-system" fo:font-size="10.5pt" fo:letter-spacing="normal" fo:font-style="normal" style:text-underline-style="none" fo:font-weight="normal" style:text-blinking="false" fo:background-color="#ffffff" loext:char-shading-value="0" loext:padding-left="0.397cm" loext:padding-right="0.397cm" loext:padding-top="0.185cm" loext:padding-bottom="0.212cm" loext:border-left="0.74pt solid #e1e4e8" loext:border-right="0.74pt solid #e1e4e8" loext:border-top="2.24pt solid #e36209" loext:border-bottom="0.74pt solid #e36209"/>
    </style:style>
    <style:style style:name="T17" style:family="text">
      <style:text-properties fo:font-variant="normal" fo:text-transform="none" fo:color="#24292e" style:text-line-through-style="none" style:text-line-through-type="none" style:font-name="apple-system" fo:font-size="8.25pt" fo:letter-spacing="normal" fo:font-style="normal" style:text-underline-style="none" fo:font-weight="normal" style:text-blinking="false" fo:background-color="#eff3f6" loext:char-shading-value="0" loext:padding-left="0cm" loext:padding-right="0cm" loext:padding-top="0cm" loext:padding-bottom="0.049cm" loext:border-left="none" loext:border-right="none" loext:border-top="none" loext:border-bottom="0.06pt solid #e1e4e8"/>
    </style:style>
    <style:style style:name="T18" style:family="text">
      <style:text-properties fo:font-variant="normal" fo:text-transform="none" fo:color="#24292e" style:text-line-through-style="none" style:text-line-through-type="none" style:font-name="apple-system" fo:font-size="9pt" fo:letter-spacing="normal" fo:font-style="normal" style:text-underline-style="none" fo:font-weight="bold" style:text-blinking="false" fo:background-color="#ffffff" loext:char-shading-value="0" loext:padding="0cm" loext:border="none"/>
    </style:style>
    <style:style style:name="T19" style:family="text">
      <style:text-properties fo:font-variant="normal" fo:text-transform="none" fo:color="#24292e" style:text-line-through-style="none" style:text-line-through-type="none" fo:letter-spacing="normal" style:text-underline-style="none" style:text-blinking="false" fo:background-color="#eff3f6" loext:char-shading-value="0" loext:padding-left="0cm" loext:padding-right="0cm" loext:padding-top="0cm" loext:padding-bottom="0.049cm" loext:border-left="none" loext:border-right="none" loext:border-top="none" loext:border-bottom="0.06pt solid #e1e4e8"/>
    </style:style>
    <style:style style:name="T20" style:family="text">
      <style:text-properties fo:font-variant="normal" fo:text-transform="none" fo:color="#24292e" style:text-line-through-style="none" style:text-line-through-type="none" fo:letter-spacing="normal" style:text-underline-style="none" style:text-blinking="false" fo:background-color="#ffffff" loext:char-shading-value="0" loext:padding-left="0.397cm" loext:padding-right="0.397cm" loext:padding-top="0.185cm" loext:padding-bottom="0.212cm" loext:border-left="0.74pt solid #e1e4e8" loext:border-right="0.74pt solid #e1e4e8" loext:border-top="2.24pt solid #e36209" loext:border-bottom="0.74pt solid #e36209"/>
    </style:style>
    <style:style style:name="T21" style:family="text">
      <style:text-properties fo:font-variant="normal" fo:text-transform="none" fo:color="#24292e" fo:letter-spacing="normal" fo:background-color="#fafbfc" loext:char-shading-value="0" loext:padding-left="0cm" loext:padding-right="0cm" loext:padding-top="0cm" loext:padding-bottom="0.132cm" loext:border-left="none" loext:border-right="none" loext:border-top="none" loext:border-bottom="0.06pt solid #e1e4e8"/>
    </style:style>
    <style:style style:name="T22" style:family="text">
      <style:text-properties fo:font-variant="normal" fo:text-transform="none" fo:color="#24292e" style:font-name="SFMono-Regular" fo:font-size="9.75pt" fo:letter-spacing="normal" fo:font-style="normal" fo:font-weight="normal" loext:padding="0cm" loext:border="none"/>
    </style:style>
    <style:style style:name="T23" style:family="text">
      <style:text-properties fo:font-variant="normal" fo:text-transform="none" fo:color="#0366d6" style:text-line-through-style="none" style:text-line-through-type="none" style:font-name="apple-system" fo:font-size="13.5pt" fo:letter-spacing="normal" fo:font-style="normal" style:text-underline-style="none" fo:font-weight="normal" style:text-blinking="false" fo:background-color="#fafbfc" loext:char-shading-value="0" loext:padding-left="0cm" loext:padding-right="0cm" loext:padding-top="0cm" loext:padding-bottom="0.049cm" loext:border-left="none" loext:border-right="none" loext:border-top="none" loext:border-bottom="0.06pt solid #e1e4e8"/>
    </style:style>
    <style:style style:name="T24" style:family="text">
      <style:text-properties fo:font-variant="normal" fo:text-transform="none" fo:color="#0366d6" style:text-line-through-style="none" style:text-line-through-type="none" style:font-name="apple-system" fo:font-size="13.5pt" fo:letter-spacing="normal" fo:font-style="normal" style:text-underline-style="none" fo:font-weight="bold" style:text-blinking="false" fo:background-color="#fafbfc" loext:char-shading-value="0" loext:padding-left="0cm" loext:padding-right="0cm" loext:padding-top="0cm" loext:padding-bottom="0.049cm" loext:border-left="none" loext:border-right="none" loext:border-top="none" loext:border-bottom="0.06pt solid #e1e4e8"/>
    </style:style>
    <style:style style:name="T25" style:family="text">
      <style:text-properties fo:font-variant="normal" fo:text-transform="none" fo:color="#0366d6" style:text-line-through-style="none" style:text-line-through-type="none" style:font-name="apple-system" fo:font-size="10.5pt" fo:letter-spacing="normal" fo:font-style="normal" style:text-underline-style="none" fo:font-weight="normal" style:text-blinking="false" loext:padding="0.049cm" loext:border="0.06pt solid #dddddd"/>
    </style:style>
    <style:style style:name="T26" style:family="text">
      <style:text-properties fo:font-variant="normal" fo:text-transform="none" fo:color="#0366d6" style:text-line-through-style="none" style:text-line-through-type="none" style:font-name="apple-system" fo:font-size="9pt" fo:letter-spacing="normal" fo:font-style="normal" style:text-underline-style="none" fo:font-weight="normal" style:text-blinking="false" loext:padding="0cm" loext:border="none"/>
    </style:style>
    <style:style style:name="T27" style:family="text">
      <style:text-properties fo:font-variant="normal" fo:text-transform="none" fo:color="#0366d6" style:text-line-through-style="none" style:text-line-through-type="none" style:font-name="SFMono-Regular" fo:font-size="9pt" fo:letter-spacing="normal" fo:font-style="normal" style:text-underline-style="none" fo:font-weight="bold" style:text-blinking="false" fo:background-color="#fafbfc" loext:char-shading-value="0" loext:padding-left="0cm" loext:padding-right="0cm" loext:padding-top="0cm" loext:padding-bottom="0.132cm" loext:border-left="none" loext:border-right="none" loext:border-top="none" loext:border-bottom="0.06pt solid #e1e4e8"/>
    </style:style>
    <style:style style:name="T28" style:family="text">
      <style:text-properties fo:font-variant="normal" fo:text-transform="none" fo:color="#586069" style:font-name="apple-system" fo:font-size="13.5pt" fo:letter-spacing="normal" fo:font-style="normal" fo:font-weight="normal" fo:background-color="#fafbfc" loext:char-shading-value="0" loext:padding-left="0cm" loext:padding-right="0cm" loext:padding-top="0cm" loext:padding-bottom="0.049cm" loext:border-left="none" loext:border-right="none" loext:border-top="none" loext:border-bottom="0.06pt solid #e1e4e8"/>
    </style:style>
    <style:style style:name="T29" style:family="text">
      <style:text-properties fo:font-variant="normal" fo:text-transform="none" fo:color="#586069" style:text-line-through-style="none" style:text-line-through-type="none" style:font-name="apple-system" fo:font-size="10.5pt" fo:letter-spacing="normal" fo:font-style="normal" style:text-underline-style="none" fo:font-weight="normal" style:text-blinking="false" fo:background-color="#fafbfc" loext:char-shading-value="0" loext:padding-left="0.397cm" loext:padding-right="0.397cm" loext:padding-top="0.185cm" loext:padding-bottom="0.212cm" loext:border-left="0.74pt solid #000000" loext:border-right="0.74pt solid #000000" loext:border-top="2.24pt solid #000000" loext:border-bottom="0.74pt solid #000000"/>
    </style:style>
    <style:style style:name="T30" style:family="text">
      <style:text-properties fo:font-variant="normal" fo:text-transform="none" fo:color="#444d56" style:text-line-through-style="none" style:text-line-through-type="none" style:font-name="apple-system" fo:font-size="9pt" fo:letter-spacing="normal" fo:font-style="normal" style:text-underline-style="none" fo:font-weight="bold" style:text-blinking="false" fo:background-color="#fafbfc" loext:char-shading-value="0" loext:padding="0cm" loext:border="none"/>
    </style:style>
    <style:style style:name="T31" style:family="text">
      <style:text-properties fo:font-variant="normal" fo:text-transform="none" fo:color="#6a737d" style:font-name="apple-system" fo:font-size="10.5pt" fo:letter-spacing="normal" fo:font-style="normal" fo:font-weight="bold" loext:padding="0.049cm" loext:border="0.06pt solid #dddddd"/>
    </style:style>
    <style:style style:name="T32" style:family="text">
      <style:text-properties fo:color="#586069" style:text-line-through-style="none" style:text-line-through-type="none" fo:font-size="10.5pt" style:text-underline-style="none" fo:font-weight="bold" style:text-blinking="false" fo:background-color="#f6f8fa" loext:char-shading-value="0" loext:padding-left="0cm" loext:padding-right="0cm" loext:padding-top="0cm" loext:padding-bottom="0.049cm" loext:border-left="none" loext:border-right="none" loext:border-top="none" loext:border-bottom="0.06pt solid #d1d5da"/>
    </style:style>
    <style:style style:name="T33" style:family="text">
      <style:text-properties fo:color="#586069" style:text-line-through-style="none" style:text-line-through-type="none" fo:font-size="10.5pt" style:text-underline-style="none" fo:font-weight="normal" style:text-blinking="false" fo:background-color="#f6f8fa" loext:char-shading-value="0" loext:padding-left="0cm" loext:padding-right="0cm" loext:padding-top="0cm" loext:padding-bottom="0.049cm" loext:border-left="none" loext:border-right="none" loext:border-top="none" loext:border-bottom="0.06pt solid #d1d5da"/>
    </style:style>
    <style:style style:name="T34" style:family="text">
      <style:text-properties fo:color="#586069" fo:font-size="10.5pt" fo:font-weight="bold" fo:background-color="#f6f8fa" loext:char-shading-value="0" loext:padding-left="0cm" loext:padding-right="0cm" loext:padding-top="0cm" loext:padding-bottom="0.049cm" loext:border-left="none" loext:border-right="none" loext:border-top="none" loext:border-bottom="0.06pt solid #d1d5da"/>
    </style:style>
    <style:style style:name="T35" style:family="text">
      <style:text-properties fo:color="#586069" fo:font-size="10.5pt" fo:font-weight="normal" fo:background-color="#f6f8fa" loext:char-shading-value="0" loext:padding-left="0cm" loext:padding-right="0cm" loext:padding-top="0cm" loext:padding-bottom="0.049cm" loext:border-left="none" loext:border-right="none" loext:border-top="none" loext:border-bottom="0.06pt solid #d1d5da"/>
    </style:style>
    <style:style style:name="T36" style:family="text">
      <style:text-properties fo:color="#0366d6" style:text-line-through-style="none" style:text-line-through-type="none" style:font-name="apple-system" fo:font-size="10.5pt" style:text-underline-style="none" style:text-blinking="false"/>
    </style:style>
    <style:style style:name="T37" style:family="text">
      <style:text-properties fo:color="#0366d6" style:text-line-through-style="none" style:text-line-through-type="none" style:text-underline-style="none" style:text-blinking="false" fo:background-color="#fffbdd" loext:char-shading-value="0" loext:padding="0.423cm" loext:border="0.06pt solid #000000"/>
    </style:style>
    <style:style style:name="T38" style:family="text">
      <style:text-properties style:font-name="SFMono-Regular" fo:font-size="8.25pt"/>
    </style:style>
    <style:style style:name="T39" style:family="text">
      <style:text-properties fo:color="#6a737d" fo:font-size="10.5pt" fo:font-weight="normal" fo:background-color="#f6f8fa" loext:char-shading-value="0" loext:padding-left="0cm" loext:padding-right="0cm" loext:padding-top="0cm" loext:padding-bottom="0.049cm" loext:border-left="none" loext:border-right="none" loext:border-top="none" loext:border-bottom="0.06pt solid #d1d5da"/>
    </style:style>
    <style:style style:name="T40" style:family="text">
      <style:text-properties fo:color="#735c0f" fo:font-weight="bold" fo:background-color="#fffbdd" loext:char-shading-value="0" loext:padding="0.423cm" loext:border="0.06pt solid #000000"/>
    </style:style>
    <style:style style:name="T41" style:family="text">
      <style:text-properties fo:color="#735c0f" fo:background-color="#fffbdd" loext:char-shading-value="0" loext:padding="0.423cm" loext:border="0.06pt solid #000000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>
        <form:form form:apply-filter="true" form:control-implementation="ooo:com.sun.star.form.component.Form" office:target-frame="" xlink:href="https://gist.github.com/search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control-implementation="ooo:com.sun.star.form.component.Form" office:target-frame="" xlink:href="https://gist.github.com/search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a xlink:type="simple" xlink:href="https://gist.github.com/leocomelli/2545add34e4fec21ec16#file-git-md" text:style-name="Internet_20_link" text:visited-style-name="Visited_20_Internet_20_Link"><text:span text:style-name="Strong_20_Emphasis"><text:span text:style-name="T27"/></text:span></text:a></text:p>
      <text:section text:style-name="Sect1" text:name="gist-pjax-container">
        <text:section text:style-name="Sect1" text:name="file-git-md">
          <text:section text:style-name="Sect1" text:name="readme">
            <text:p text:style-name="P29">#GIT</text:p>
            <text:h text:style-name="P47" text:outline-level="2"><text:bookmark text:name="user-content-estados"/>Estados</text:h>
            <text:list xml:id="list387028027" text:style-name="L11">
              <text:list-item>
                <text:p text:style-name="P34">Modificado (modified);</text:p>
              </text:list-item>
              <text:list-item>
                <text:p text:style-name="P34">Preparado (staged/index)</text:p>
              </text:list-item>
              <text:list-item>
                <text:p text:style-name="P34">Consolidado (comitted);</text:p>
              </text:list-item>
            </text:list>
            <text:h text:style-name="P47" text:outline-level="2"><text:bookmark text:name="user-content-ajuda"/>Ajuda</text:h>
            <text:h text:style-name="P53" text:outline-level="5"><text:bookmark text:name="user-content-geral"/>Geral</text:h>
            <text:p text:style-name="P48"><text:span text:style-name="Source_20_Text"><text:span text:style-name="T22">git help</text:span></text:span></text:p>
            <text:h text:style-name="P53" text:outline-level="5"><text:bookmark text:name="user-content-comando-específico"/>Comando específico</text:h>
            <text:p text:style-name="P48"><text:span text:style-name="Source_20_Text"><text:span text:style-name="T22">git help add</text:span></text:span></text:p>
            <text:p text:style-name="P49"><text:span text:style-name="Source_20_Text"><text:span text:style-name="T22">git help commit</text:span></text:span></text:p>
            <text:p text:style-name="P49"><text:span text:style-name="Source_20_Text"><text:span text:style-name="T22">git help &lt;qualquer_comando_git&gt;</text:span></text:span></text:p>
            <text:h text:style-name="P47" text:outline-level="2"><text:bookmark text:name="user-content-configuração"/>Configuração</text:h>
            <text:h text:style-name="P50" text:outline-level="3"><text:bookmark text:name="user-content-geral-1"/>Geral</text:h>
            <text:p text:style-name="P29"><text:span text:style-name="T11">As configurações do GIT são armazenadas no arquivo </text:span><text:span text:style-name="Strong_20_Emphasis"><text:span text:style-name="T13">.gitconfig</text:span></text:span><text:span text:style-name="T11"> localizado dentro do diretório do usuário do Sistema Operacional (Ex.: Windows: C:\Users\Documents and Settings\Leonardo ou *nix /home/leonardo).</text:span></text:p>
            <text:p text:style-name="P30">As configurações realizadas através dos comandos abaixo serão incluídas no arquivo citado acima.</text:p>
            <text:h text:style-name="P53" text:outline-level="5"><text:bookmark text:name="user-content-setar-usuário"/><text:soft-page-break/>Setar usuário</text:h>
            <text:p text:style-name="P48"><text:span text:style-name="Source_20_Text"><text:span text:style-name="T22">git config --global user.name "Leonardo Comelli"</text:span></text:span></text:p>
            <text:h text:style-name="P53" text:outline-level="5"><text:bookmark text:name="user-content-setar-email"/>Setar email</text:h>
            <text:p text:style-name="P48"><text:span text:style-name="Source_20_Text"><text:span text:style-name="T22">git config --global user.email leonardo@software-ltda.com.br</text:span></text:span></text:p>
            <text:h text:style-name="P53" text:outline-level="5"><text:bookmark text:name="user-content-setar-editor"/>Setar editor</text:h>
            <text:p text:style-name="P48"><text:span text:style-name="Source_20_Text"><text:span text:style-name="T22">git config --global core.editor vim</text:span></text:span></text:p>
            <text:h text:style-name="P53" text:outline-level="5"><text:bookmark text:name="user-content-setar-ferramenta-de-merge"/>Setar ferramenta de merge</text:h>
            <text:p text:style-name="P48"><text:span text:style-name="Source_20_Text"><text:span text:style-name="T22">git config --global merge.tool vimdiff</text:span></text:span></text:p>
            <text:h text:style-name="P53" text:outline-level="5"><text:bookmark text:name="user-content-setar-arquivos-a-serem-ignorados"/>Setar arquivos a serem ignorados</text:h>
            <text:p text:style-name="P48"><text:span text:style-name="Source_20_Text"><text:span text:style-name="T22">git config --global core.excludesfile ~/.gitignore</text:span></text:span></text:p>
            <text:h text:style-name="P53" text:outline-level="5"><text:bookmark text:name="user-content-listar-configurações"/>Listar configurações</text:h>
            <text:p text:style-name="P48"><text:span text:style-name="Source_20_Text"><text:span text:style-name="T22">git config --list</text:span></text:span></text:p>
            <text:h text:style-name="P50" text:outline-level="3"><text:bookmark text:name="user-content-ignorar-arquivos"/>Ignorar Arquivos</text:h>
            <text:p text:style-name="P29"><text:span text:style-name="T11">Os nomes de arquivos/diretórios ou extensões de arquivos listados no arquivo </text:span><text:span text:style-name="Strong_20_Emphasis"><text:span text:style-name="T13">.gitignore</text:span></text:span><text:span text:style-name="T11"> não serão adicionados em um repositório. Existem dois arquivos .gitignore, são eles:</text:span></text:p>
            <text:list xml:id="list1316195912" text:style-name="L12">
              <text:list-item>
                <text:p text:style-name="P28"><text:span text:style-name="T11">Geral: Normalmente armazenado no diretório do usuário do Sistema Operacional. O arquivo que possui a lista dos arquivos/diretórios a serem ignorados por </text:span><text:span text:style-name="Strong_20_Emphasis"><text:span text:style-name="T13">todos os repositórios</text:span></text:span><text:span text:style-name="T11"> deverá ser declarado conforme citado acima. O arquivo não precisa ter o nome de </text:span><text:span text:style-name="Strong_20_Emphasis"><text:span text:style-name="T13">.gitignore</text:span></text:span><text:span text:style-name="T11">.</text:span></text:p>
              </text:list-item>
              <text:list-item>
                <text:p text:style-name="P26">Por repositório: Deve ser armazenado no diretório do repositório e deve conter a lista dos arquivos/diretórios que devem ser ignorados apenas para o repositório específico.</text:p>
              </text:list-item>
            </text:list>
            <text:h text:style-name="P47" text:outline-level="2"><text:bookmark text:name="user-content-repositório-local"/><text:soft-page-break/>Repositório Local</text:h>
            <text:h text:style-name="P50" text:outline-level="3"><text:bookmark text:name="user-content-criar-novo-repositório"/>Criar novo repositório</text:h>
            <text:p text:style-name="P48"><text:span text:style-name="Source_20_Text"><text:span text:style-name="T22">git init</text:span></text:span></text:p>
            <text:h text:style-name="P50" text:outline-level="3"><text:bookmark text:name="user-content-verificar-estado-dos-arquivosdiretórios"/>Verificar estado dos arquivos/diretórios</text:h>
            <text:p text:style-name="P48"><text:span text:style-name="Source_20_Text"><text:span text:style-name="T22">git status</text:span></text:span></text:p>
            <text:h text:style-name="P50" text:outline-level="3"><text:bookmark text:name="user-content-adicionar-arquivodiretório-staged-area"/>Adicionar arquivo/diretório (staged area)</text:h>
            <text:h text:style-name="P53" text:outline-level="5"><text:bookmark text:name="user-content-adicionar-um-arquivo-em-específico"/>Adicionar um arquivo em específico</text:h>
            <text:p text:style-name="P48"><text:span text:style-name="Source_20_Text"><text:span text:style-name="T22">git add meu_arquivo.txt</text:span></text:span></text:p>
            <text:h text:style-name="P53" text:outline-level="5"><text:bookmark text:name="user-content-adicionar-um-diretório-em-específico"/>Adicionar um diretório em específico</text:h>
            <text:p text:style-name="P48"><text:span text:style-name="Source_20_Text"><text:span text:style-name="T22">git add meu_diretorio</text:span></text:span></text:p>
            <text:h text:style-name="P53" text:outline-level="5"><text:bookmark text:name="user-content-adicionar-todos-os-arquivosdiretórios"/>Adicionar todos os arquivos/diretórios</text:h>
            <text:p text:style-name="P48"><text:span text:style-name="Source_20_Text"><text:span text:style-name="T22">git add . <text:s text:c="6"/></text:span></text:span></text:p>
            <text:h text:style-name="P53" text:outline-level="5"><text:bookmark text:name="user-content-adicionar-um-arquivo-que-esta-listado-no-gitignore-geral-ou-do-repositório"/>Adicionar um arquivo que esta listado no .gitignore (geral ou do repositório)</text:h>
            <text:p text:style-name="P48"><text:span text:style-name="Source_20_Text"><text:span text:style-name="T22">git add -f arquivo_no_gitignore.txt</text:span></text:span></text:p>
            <text:h text:style-name="P50" text:outline-level="3"><text:bookmark text:name="user-content-comitar-arquivodiretório"/>Comitar arquivo/diretório</text:h>
            <text:h text:style-name="P53" text:outline-level="5"><text:bookmark text:name="user-content-comitar-um-arquivo"/>Comitar um arquivo</text:h>
            <text:p text:style-name="P48"><text:span text:style-name="Source_20_Text"><text:span text:style-name="T22">git commit meu_arquivo.txt</text:span></text:span></text:p>
            <text:h text:style-name="P53" text:outline-level="5"><text:bookmark text:name="user-content-comitar-vários-arquivos"/>Comitar vários arquivos</text:h>
            <text:p text:style-name="P48"><text:span text:style-name="Source_20_Text"><text:span text:style-name="T22">git commit meu_arquivo.txt meu_outro_arquivo.txt</text:span></text:span></text:p>
            <text:h text:style-name="P53" text:outline-level="5"><text:bookmark text:name="user-content-comitar-informando-mensagem"/><text:soft-page-break/>Comitar informando mensagem</text:h>
            <text:p text:style-name="P48"><text:span text:style-name="Source_20_Text"><text:span text:style-name="T22">git commit meuarquivo.txt -m "minha mensagem de commit"</text:span></text:span></text:p>
            <text:h text:style-name="P50" text:outline-level="3"><text:bookmark text:name="user-content-remover-arquivodiretório"/>Remover arquivo/diretório</text:h>
            <text:h text:style-name="P53" text:outline-level="5"><text:bookmark text:name="user-content-remover-arquivo"/>Remover arquivo</text:h>
            <text:p text:style-name="P48"><text:span text:style-name="Source_20_Text"><text:span text:style-name="T22">git rm meu_arquivo.txt</text:span></text:span></text:p>
            <text:h text:style-name="P53" text:outline-level="5"><text:bookmark text:name="user-content-remover-diretório"/>Remover diretório</text:h>
            <text:p text:style-name="P48"><text:span text:style-name="Source_20_Text"><text:span text:style-name="T22">git rm -r diretorio</text:span></text:span></text:p>
            <text:h text:style-name="P50" text:outline-level="3"><text:bookmark text:name="user-content-visualizar-hitórico"/>Visualizar hitórico</text:h>
            <text:h text:style-name="P53" text:outline-level="5"><text:bookmark text:name="user-content-exibir-histórico"/>Exibir histórico</text:h>
            <text:p text:style-name="P48"><text:span text:style-name="Source_20_Text"><text:span text:style-name="T22">git log</text:span></text:span></text:p>
            <text:h text:style-name="P53" text:outline-level="5"><text:bookmark text:name="user-content-exibir-histórico-com-diff-das-duas-últimas-alterações"/>Exibir histórico com diff das duas últimas alterações</text:h>
            <text:p text:style-name="P48"><text:span text:style-name="Source_20_Text"><text:span text:style-name="T22">git log -p -2</text:span></text:span></text:p>
            <text:h text:style-name="P53" text:outline-level="5"><text:bookmark text:name="user-content-exibir-resumo-do-histórico-hash-completa-autor-data-comentário-e-qtde-de-alterações--"/>Exibir resumo do histórico (hash completa, autor, data, comentário e qtde de alterações (+/-))</text:h>
            <text:p text:style-name="P48"><text:span text:style-name="Source_20_Text"><text:span text:style-name="T22">git log --stat</text:span></text:span></text:p>
            <text:h text:style-name="P53" text:outline-level="5"><text:bookmark text:name="user-content-exibir-informações-resumidas-em-uma-linha-hash-completa-e-comentário"/>Exibir informações resumidas em uma linha (hash completa e comentário)</text:h>
            <text:p text:style-name="P48"><text:span text:style-name="Source_20_Text"><text:span text:style-name="T22">git log --pretty=oneline</text:span></text:span></text:p>
            <text:h text:style-name="P53" text:outline-level="5"><text:bookmark text:name="user-content-exibir-histórico-com-formatação-específica-hash-abreviada-autor-data-e-comentário"/>Exibir histórico com formatação específica (hash abreviada, autor, data e comentário)</text:h>
            <text:p text:style-name="P48"><text:span text:style-name="Source_20_Text"><text:span text:style-name="T22">git log --pretty=format:"%h - %an, %ar : %s"</text:span></text:span></text:p>
            <text:list xml:id="list256899480" text:style-name="L13">
              <text:list-item>
                <text:p text:style-name="P35">%h: Abreviação do hash;</text:p>
              </text:list-item>
              <text:list-item>
                <text:p text:style-name="P35">%an: Nome do autor;</text:p>
              </text:list-item>
              <text:list-item>
                <text:p text:style-name="P35"><text:soft-page-break/>%ar: Data;</text:p>
              </text:list-item>
              <text:list-item>
                <text:p text:style-name="P35">%s: Comentário.</text:p>
              </text:list-item>
            </text:list>
            <text:p text:style-name="P29"><text:span text:style-name="T11">Verifique as demais opções de formatação no </text:span><text:a xlink:type="simple" xlink:href="http://git-scm.com/book/en/Git-Basics-Viewing-the-Commit-History" text:style-name="Internet_20_link" text:visited-style-name="Visited_20_Internet_20_Link"><text:span text:style-name="T25">Git Book</text:span></text:a></text:p>
            <text:h text:style-name="P53" text:outline-level="5"><text:bookmark text:name="user-content-exibir-histório-de-um-arquivo-específico"/>Exibir histório de um arquivo específico</text:h>
            <text:p text:style-name="P48"><text:span text:style-name="Source_20_Text"><text:span text:style-name="T22">git log -- &lt;caminho_do_arquivo&gt;</text:span></text:span></text:p>
            <text:h text:style-name="P53" text:outline-level="5"><text:bookmark text:name="user-content-exibir-histórico-de-um-arquivo-específico-que-contêm-uma-determinada-palavra"/>Exibir histórico de um arquivo específico que contêm uma determinada palavra</text:h>
            <text:p text:style-name="P48"><text:span text:style-name="Source_20_Text"><text:span text:style-name="T22">git log --summary -S&lt;palavra&gt; [&lt;caminho_do_arquivo&gt;]</text:span></text:span></text:p>
            <text:h text:style-name="P53" text:outline-level="5"><text:bookmark text:name="user-content-exibir-histórico-modificação-de-um-arquivo"/>Exibir histórico modificação de um arquivo</text:h>
            <text:p text:style-name="P48"><text:span text:style-name="Source_20_Text"><text:span text:style-name="T22">git log --diff-filter=M -- &lt;caminho_do_arquivo&gt;</text:span></text:span></text:p>
            <text:list xml:id="list3707598419" text:style-name="L14">
              <text:list-item>
                <text:p text:style-name="P36">O pode ser substituido por: Adicionado (A), Copiado (C), Apagado (D), Modificado (M), Renomeado (R), entre outros.</text:p>
              </text:list-item>
            </text:list>
            <text:h text:style-name="P53" text:outline-level="5"><text:bookmark text:name="user-content-exibir-histório-de-um-determinado-autor"/>Exibir histório de um determinado autor</text:h>
            <text:p text:style-name="P48"><text:span text:style-name="Source_20_Text"><text:span text:style-name="T22">git log --author=usuario</text:span></text:span></text:p>
            <text:h text:style-name="P53" text:outline-level="5"><text:bookmark text:name="user-content-exibir-revisão-e-autor-da-última-modificação-de-uma-bloco-de-linhas"/>Exibir revisão e autor da última modificação de uma bloco de linhas</text:h>
            <text:p text:style-name="P48"><text:span text:style-name="Source_20_Text"><text:span text:style-name="T22">git blame -L 12,22 meu_arquivo.txt </text:span></text:span></text:p>
            <text:h text:style-name="P50" text:outline-level="3"><text:bookmark text:name="user-content-desfazendo-operações"/>Desfazendo operações</text:h>
            <text:h text:style-name="P53" text:outline-level="5"><text:bookmark text:name="user-content-desfazendo-alteração-local-working-directory"/>Desfazendo alteração local (working directory)</text:h>
            <text:p text:style-name="P29"><text:span text:style-name="T11">Este comando deve ser utilizando enquanto o arquivo não foi adicionado na </text:span><text:span text:style-name="Strong_20_Emphasis"><text:span text:style-name="T13">staged area</text:span></text:span><text:span text:style-name="T11">.</text:span></text:p>
            <text:p text:style-name="P48"><text:span text:style-name="Source_20_Text"><text:span text:style-name="T22">git checkout -- meu_arquivo.txt</text:span></text:span></text:p>
            <text:h text:style-name="P53" text:outline-level="5"><text:bookmark text:name="user-content-desfazendo-alteração-local-staging-area"/><text:soft-page-break/>Desfazendo alteração local (staging area)</text:h>
            <text:p text:style-name="P29"><text:span text:style-name="T11">Este comando deve ser utilizando quando o arquivo já foi adicionado na </text:span><text:span text:style-name="Strong_20_Emphasis"><text:span text:style-name="T13">staged area</text:span></text:span><text:span text:style-name="T11">.</text:span></text:p>
            <text:p text:style-name="P48"><text:span text:style-name="Source_20_Text"><text:span text:style-name="T22">git reset HEAD meu_arquivo.txt</text:span></text:span></text:p>
            <text:p text:style-name="P29"><text:span text:style-name="T11">Se o resultado abaixo for exibido, o comando reset </text:span><text:span text:style-name="Emphasis"><text:span text:style-name="T11">não</text:span></text:span><text:span text:style-name="T11"> alterou o diretório de trabalho.</text:span></text:p>
            <text:p text:style-name="P48"><text:span text:style-name="Source_20_Text"><text:span text:style-name="T22">Unstaged changes after reset:</text:span></text:span></text:p>
            <text:p text:style-name="P49"><text:span text:style-name="Source_20_Text"><text:span text:style-name="T22">M <text:s text:c="6"/>meu_arquivo.txt</text:span></text:span></text:p>
            <text:p text:style-name="P30">A alteração do diretório pode ser realizada através do comando abaixo:</text:p>
            <text:p text:style-name="P48"><text:span text:style-name="Source_20_Text"><text:span text:style-name="T22">git checkout meu_arquivo.txt</text:span></text:span></text:p>
            <text:h text:style-name="P47" text:outline-level="2"><text:bookmark text:name="user-content-repositório-remoto"/>Repositório Remoto</text:h>
            <text:h text:style-name="P50" text:outline-level="3"><text:bookmark text:name="user-content-exibir-os-repositórios-remotos"/>Exibir os repositórios remotos</text:h>
            <text:p text:style-name="P48"><text:span text:style-name="Source_20_Text"><text:span text:style-name="T22">git remote</text:span></text:span></text:p>
            <text:p text:style-name="P49"/>
            <text:p text:style-name="P49"><text:span text:style-name="Source_20_Text"><text:span text:style-name="T22">git remote -v</text:span></text:span></text:p>
            <text:h text:style-name="P50" text:outline-level="3"><text:bookmark text:name="user-content-vincular-repositório-local-com-um-repositório-remoto"/>Vincular repositório local com um repositório remoto</text:h>
            <text:p text:style-name="P48"><text:span text:style-name="Source_20_Text"><text:span text:style-name="T22">git remote add origin git@github.com:leocomelli/curso-git.git</text:span></text:span></text:p>
            <text:h text:style-name="P50" text:outline-level="3"><text:bookmark text:name="user-content-exibir-informações-dos-repositórios-remotos"/>Exibir informações dos repositórios remotos</text:h>
            <text:p text:style-name="P48"><text:span text:style-name="Source_20_Text"><text:span text:style-name="T22">git remote show origin</text:span></text:span></text:p>
            <text:h text:style-name="P50" text:outline-level="3"><text:bookmark text:name="user-content-renomear-um-repositório-remoto"/>Renomear um repositório remoto</text:h>
            <text:p text:style-name="P48"><text:span text:style-name="Source_20_Text"><text:span text:style-name="T22">git remote rename origin curso-git</text:span></text:span></text:p>
            <text:h text:style-name="P50" text:outline-level="3"><text:bookmark text:name="user-content-desvincular-um-repositório-remoto"/>Desvincular um repositório remoto</text:h>
            <text:p text:style-name="P48"><text:span text:style-name="Source_20_Text"><text:span text:style-name="T22">git remote rm curso-git</text:span></text:span></text:p>
            <text:h text:style-name="P50" text:outline-level="3"><text:bookmark text:name="user-content-enviar-arquivosdiretórios-para-o-repositório-remoto"/><text:soft-page-break/>Enviar arquivos/diretórios para o repositório remoto</text:h>
            <text:p text:style-name="P29"><text:span text:style-name="T11">O primeiro </text:span><text:span text:style-name="Strong_20_Emphasis"><text:span text:style-name="T13">push</text:span></text:span><text:span text:style-name="T11"> de um repositório deve conter o nome do repositório remoto e o branch.</text:span></text:p>
            <text:p text:style-name="P48"><text:span text:style-name="Source_20_Text"><text:span text:style-name="T22">git push -u origin master</text:span></text:span></text:p>
            <text:p text:style-name="P29"><text:span text:style-name="T11">Os demais </text:span><text:span text:style-name="Strong_20_Emphasis"><text:span text:style-name="T13">pushes</text:span></text:span><text:span text:style-name="T11"> não precisam dessa informação</text:span></text:p>
            <text:p text:style-name="P48"><text:span text:style-name="Source_20_Text"><text:span text:style-name="T22">git push</text:span></text:span></text:p>
            <text:h text:style-name="P50" text:outline-level="3"><text:bookmark text:name="user-content-atualizar-repositório-local-de-acordo-com-o-repositório-remoto"/>Atualizar repositório local de acordo com o repositório remoto</text:h>
            <text:h text:style-name="P53" text:outline-level="5"><text:bookmark text:name="user-content-atualizar-os-arquivos-no-branch-atual"/>Atualizar os arquivos no branch atual</text:h>
            <text:p text:style-name="P48"><text:span text:style-name="Source_20_Text"><text:span text:style-name="T22">git pull</text:span></text:span></text:p>
            <text:h text:style-name="P53" text:outline-level="5"><text:bookmark text:name="user-content-buscar-as-alterações-mas-não-aplica-las-no-branch-atual"/>Buscar as alterações, mas não aplica-las no branch atual</text:h>
            <text:p text:style-name="P48"><text:span text:style-name="Source_20_Text"><text:span text:style-name="T22">git fecth</text:span></text:span></text:p>
            <text:h text:style-name="P50" text:outline-level="3"><text:bookmark text:name="user-content-clonar-um-repositório-remoto-já-existente"/>Clonar um repositório remoto já existente</text:h>
            <text:p text:style-name="P48"><text:span text:style-name="Source_20_Text"><text:span text:style-name="T22">git clone git@github.com:leocomelli/curso-git.git</text:span></text:span></text:p>
            <text:h text:style-name="P50" text:outline-level="3"><text:bookmark text:name="user-content-tags"/>Tags</text:h>
            <text:h text:style-name="P53" text:outline-level="5"><text:bookmark text:name="user-content-criando-uma-tag-leve"/>Criando uma tag leve</text:h>
            <text:p text:style-name="P48"><text:span text:style-name="Source_20_Text"><text:span text:style-name="T22">git tag vs-1.1</text:span></text:span></text:p>
            <text:h text:style-name="P53" text:outline-level="5"><text:bookmark text:name="user-content-criando-uma-tag-anotada"/>Criando uma tag anotada</text:h>
            <text:p text:style-name="P48"><text:span text:style-name="Source_20_Text"><text:span text:style-name="T22">git tag -a vs-1.1 -m "Minha versão 1.1"</text:span></text:span></text:p>
            <text:h text:style-name="P53" text:outline-level="5"><text:bookmark text:name="user-content-criando-uma-tag-assinada"/>Criando uma tag assinada</text:h>
            <text:p text:style-name="P30">Para criar uma tag assinada é necessário uma chave privada (GNU Privacy Guard - GPG).</text:p>
            <text:p text:style-name="P48"><text:span text:style-name="Source_20_Text"><text:span text:style-name="T22">git tag -s vs-1.1 -m "Minha tag assinada 1.1"</text:span></text:span></text:p>
            <text:h text:style-name="P53" text:outline-level="5"><text:bookmark text:name="user-content-criando-tag-a-partir-de-um-commit-hash"/><text:soft-page-break/>Criando tag a partir de um commit (hash)</text:h>
            <text:p text:style-name="P48"><text:span text:style-name="Source_20_Text"><text:span text:style-name="T22">git tag -a vs-1.2 9fceb02</text:span></text:span></text:p>
            <text:h text:style-name="P53" text:outline-level="5"><text:bookmark text:name="user-content-criando-tags-no-repositório-remoto"/>Criando tags no repositório remoto</text:h>
            <text:p text:style-name="P48"><text:span text:style-name="Source_20_Text"><text:span text:style-name="T22">git push origin vs-1.2</text:span></text:span></text:p>
            <text:h text:style-name="P53" text:outline-level="5"><text:bookmark text:name="user-content-criando-todas-as-tags-locais-no-repositório-remoto"/>Criando todas as tags locais no repositório remoto</text:h>
            <text:p text:style-name="P48"><text:span text:style-name="Source_20_Text"><text:span text:style-name="T22">git push origin --tags</text:span></text:span></text:p>
            <text:h text:style-name="P50" text:outline-level="3"><text:bookmark text:name="user-content-branches"/>Branches</text:h>
            <text:p text:style-name="P29"><text:span text:style-name="T11">O </text:span><text:span text:style-name="Strong_20_Emphasis"><text:span text:style-name="T13">master</text:span></text:span><text:span text:style-name="T11"> é o branch principal do GIT.</text:span></text:p>
            <text:p text:style-name="P29"><text:span text:style-name="T11">O </text:span><text:span text:style-name="Strong_20_Emphasis"><text:span text:style-name="T13">HEAD</text:span></text:span><text:span text:style-name="T11"> é um ponteiro </text:span><text:span text:style-name="Emphasis"><text:span text:style-name="T11">especial</text:span></text:span><text:span text:style-name="T11"> que indica qual é o branch atual. Por padrão, o </text:span><text:span text:style-name="Strong_20_Emphasis"><text:span text:style-name="T13">HEAD</text:span></text:span><text:span text:style-name="T11"> aponta para o branch principal, o </text:span><text:span text:style-name="Strong_20_Emphasis"><text:span text:style-name="T13">master</text:span></text:span><text:span text:style-name="T11">.</text:span></text:p>
            <text:h text:style-name="P53" text:outline-level="5"><text:bookmark text:name="user-content-criando-um-novo-branch"/>Criando um novo branch</text:h>
            <text:p text:style-name="P48"><text:span text:style-name="Source_20_Text"><text:span text:style-name="T22">git branch bug-123</text:span></text:span></text:p>
            <text:h text:style-name="P53" text:outline-level="5"><text:bookmark text:name="user-content-trocando-para-um-branch-existente"/>Trocando para um branch existente</text:h>
            <text:p text:style-name="P48"><text:span text:style-name="Source_20_Text"><text:span text:style-name="T22">git checkout bug-123</text:span></text:span></text:p>
            <text:p text:style-name="P29"><text:span text:style-name="T11">Neste caso, o ponteiro principal </text:span><text:span text:style-name="Strong_20_Emphasis"><text:span text:style-name="T13">HEAD</text:span></text:span><text:span text:style-name="T11"> esta apontando para o branch chamado bug-123.</text:span></text:p>
            <text:h text:style-name="P53" text:outline-level="5"><text:bookmark text:name="user-content-criar-um-novo-branch-e-trocar"/>Criar um novo branch e trocar</text:h>
            <text:p text:style-name="P48"><text:span text:style-name="Source_20_Text"><text:span text:style-name="T22">git checkout -b bug-456</text:span></text:span></text:p>
            <text:h text:style-name="P53" text:outline-level="5"><text:bookmark text:name="user-content-voltar-para-o-branch-principal-master"/>Voltar para o branch principal (master)</text:h>
            <text:p text:style-name="P48"><text:span text:style-name="Source_20_Text"><text:span text:style-name="T22">git checkout master</text:span></text:span></text:p>
            <text:h text:style-name="P53" text:outline-level="5"><text:bookmark text:name="user-content-resolver-merge-entre-os-branches"/><text:soft-page-break/>Resolver merge entre os branches</text:h>
            <text:p text:style-name="P48"><text:span text:style-name="Source_20_Text"><text:span text:style-name="T22">git merge bug-123</text:span></text:span></text:p>
            <text:p text:style-name="P29"><text:span text:style-name="T11">Para realizar o </text:span><text:span text:style-name="Emphasis"><text:span text:style-name="T11">merge</text:span></text:span><text:span text:style-name="T11">, é necessário estar no branch que deverá receber as alterações. O </text:span><text:span text:style-name="Emphasis"><text:span text:style-name="T11">merge</text:span></text:span><text:span text:style-name="T11"> pode automático ou manual. O merge automático será feito em arquivos textos que não sofreram alterações nas mesmas linhas, já o merge manual será feito em arquivos textos que sofreram alterações nas mesmas linhas.</text:span></text:p>
            <text:p text:style-name="P29"><text:span text:style-name="T11">A mensagem indicando um </text:span><text:span text:style-name="Emphasis"><text:span text:style-name="T11">merge</text:span></text:span><text:span text:style-name="T11"> manual será:</text:span></text:p>
            <text:p text:style-name="P48"><text:span text:style-name="Source_20_Text"><text:span text:style-name="T22">Automerging meu_arquivo.txt</text:span></text:span></text:p>
            <text:p text:style-name="P49"><text:span text:style-name="Source_20_Text"><text:span text:style-name="T22">CONFLICT (content): Merge conflict in meu_arquivo.txt</text:span></text:span></text:p>
            <text:p text:style-name="P49"><text:span text:style-name="Source_20_Text"><text:span text:style-name="T22">Automatic merge failed; fix conflicts and then commit the result.</text:span></text:span></text:p>
            <text:h text:style-name="P53" text:outline-level="5"><text:bookmark text:name="user-content-apagando-um-branch"/>Apagando um branch</text:h>
            <text:p text:style-name="P48"><text:span text:style-name="Source_20_Text"><text:span text:style-name="T22">git branch -d bug-123</text:span></text:span></text:p>
            <text:h text:style-name="P53" text:outline-level="5"><text:bookmark text:name="user-content-listar-branches"/>Listar branches</text:h>
            <text:h text:style-name="P54" text:outline-level="6"><text:bookmark text:name="user-content-listar-branches-1"/>Listar branches</text:h>
            <text:p text:style-name="P48"><text:span text:style-name="Source_20_Text"><text:span text:style-name="T22">git branch</text:span></text:span></text:p>
            <text:h text:style-name="P54" text:outline-level="6"><text:bookmark text:name="user-content-listar-branches-com-informações-dos-últimos-commits"/>Listar branches com informações dos últimos commits</text:h>
            <text:p text:style-name="P48"><text:span text:style-name="Source_20_Text"><text:span text:style-name="T22">git branch -v</text:span></text:span></text:p>
            <text:h text:style-name="P55" text:outline-level="6"><text:bookmark text:name="user-content-listar-branches-que-já-foram-fundidos-merged-com-o-master"/><text:span text:style-name="T31">Listar branches que já foram fundidos (merged) com o </text:span><text:span text:style-name="Strong_20_Emphasis"><text:span text:style-name="T31">master</text:span></text:span></text:h>
            <text:p text:style-name="P48"><text:span text:style-name="Source_20_Text"><text:span text:style-name="T22">git branch --merged</text:span></text:span></text:p>
            <text:h text:style-name="P55" text:outline-level="6"><text:bookmark text:name="user-content-listar-branches-que-não-foram-fundidos-merged-com-o-master"/><text:span text:style-name="T31">Listar branches que não foram fundidos (merged) com o </text:span><text:span text:style-name="Strong_20_Emphasis"><text:span text:style-name="T31">master</text:span></text:span></text:h>
            <text:p text:style-name="P48"><text:span text:style-name="Source_20_Text"><text:span text:style-name="T22">git branch --no-merged</text:span></text:span></text:p>
            <text:h text:style-name="P53" text:outline-level="5"><text:bookmark text:name="user-content-criando-branches-no-repositório-remoto"/><text:soft-page-break/>Criando branches no repositório remoto</text:h>
            <text:h text:style-name="P54" text:outline-level="6"><text:bookmark text:name="user-content-criando-um-branch-remoto-com-o-mesmo-nome"/>Criando um branch remoto com o mesmo nome</text:h>
            <text:p text:style-name="P48"><text:span text:style-name="Source_20_Text"><text:span text:style-name="T22">git push origin bug-123</text:span></text:span></text:p>
            <text:h text:style-name="P54" text:outline-level="6"><text:bookmark text:name="user-content-criando-um-branch-remoto-com-nome-diferente"/>Criando um branch remoto com nome diferente</text:h>
            <text:p text:style-name="P48"><text:span text:style-name="Source_20_Text"><text:span text:style-name="T22">git push origin bug-123:new-branch</text:span></text:span></text:p>
            <text:h text:style-name="P53" text:outline-level="5"><text:bookmark text:name="user-content-baixar-um-branch-remoto-para-edição"/>Baixar um branch remoto para edição</text:h>
            <text:p text:style-name="P48"><text:span text:style-name="Source_20_Text"><text:span text:style-name="T22">git checkout -b bug-123 origin/bug-123</text:span></text:span></text:p>
            <text:h text:style-name="P53" text:outline-level="5"><text:bookmark text:name="user-content-apagar-branch-remoto"/>Apagar branch remoto</text:h>
            <text:p text:style-name="P48"><text:span text:style-name="Source_20_Text"><text:span text:style-name="T22">git push origin:bug-123</text:span></text:span></text:p>
            <text:h text:style-name="P50" text:outline-level="3"><text:bookmark text:name="user-content-rebasing"/>Rebasing</text:h>
            <text:p text:style-name="P29"><text:span text:style-name="T11">Fazendo o </text:span><text:span text:style-name="Strong_20_Emphasis"><text:span text:style-name="T13">rebase</text:span></text:span><text:span text:style-name="T11"> entre um o branch bug-123 e o master.</text:span></text:p>
            <text:p text:style-name="P48"><text:span text:style-name="Source_20_Text"><text:span text:style-name="T22">git checkout experiment</text:span></text:span></text:p>
            <text:p text:style-name="P49"/>
            <text:p text:style-name="P49"><text:span text:style-name="Source_20_Text"><text:span text:style-name="T22">git rebase master</text:span></text:span></text:p>
            <text:p text:style-name="P29"><text:span text:style-name="T11">Mais informações e explicações sobre o </text:span><text:a xlink:type="simple" xlink:href="http://git-scm.com/book/en/Git-Branching-Rebasing" text:style-name="Internet_20_link" text:visited-style-name="Visited_20_Internet_20_Link"><text:span text:style-name="T25">Rebasing</text:span></text:a></text:p>
            <text:p text:style-name="P30">###Stash</text:p>
            <text:p text:style-name="P29"><text:span text:style-name="T11">Para alternar entre um branch e outro é necessário fazer o commit das alterações atuais para depois trocar para um outro branch. Se existir a necessidade de realizar a troca sem fazer o commit é possível criar um </text:span><text:span text:style-name="Strong_20_Emphasis"><text:span text:style-name="T13">stash</text:span></text:span><text:span text:style-name="T11">. O Stash como se fosse um branch temporário que contem apenas as alterações ainda não commitadas.</text:span></text:p>
            <text:h text:style-name="P53" text:outline-level="5"><text:bookmark text:name="user-content-criar-um-stash"/>Criar um stash</text:h>
            <text:p text:style-name="P48"><text:span text:style-name="Source_20_Text"><text:span text:style-name="T22">git stash</text:span></text:span></text:p>
            <text:h text:style-name="P53" text:outline-level="5"><text:bookmark text:name="user-content-listar-stashes"/><text:soft-page-break/>Listar stashes</text:h>
            <text:p text:style-name="P48"><text:span text:style-name="Source_20_Text"><text:span text:style-name="T22">git stash list</text:span></text:span></text:p>
            <text:h text:style-name="P53" text:outline-level="5"><text:bookmark text:name="user-content-voltar-para-o-último-stash"/>Voltar para o último stash</text:h>
            <text:p text:style-name="P48"><text:span text:style-name="Source_20_Text"><text:span text:style-name="T22">git stash apply</text:span></text:span></text:p>
            <text:h text:style-name="P53" text:outline-level="5"><text:bookmark text:name="user-content-voltar-para-um-stash-específico"/>Voltar para um stash específico</text:h>
            <text:p text:style-name="P48"><text:span text:style-name="Source_20_Text"><text:span text:style-name="T22">git stash apply stash@{2}</text:span></text:span></text:p>
            <text:p text:style-name="P29"><text:span text:style-name="T11">Onde </text:span><text:span text:style-name="Strong_20_Emphasis"><text:span text:style-name="T13">2</text:span></text:span><text:span text:style-name="T11"> é o indíce do stash desejado.</text:span></text:p>
            <text:h text:style-name="P53" text:outline-level="5"><text:bookmark text:name="user-content-criar-um-branch-a-partir-de-um-stash"/>Criar um branch a partir de um stash</text:h>
            <text:p text:style-name="P48"><text:span text:style-name="Source_20_Text"><text:span text:style-name="T22">git stash branch meu_branch</text:span></text:span></text:p>
            <text:h text:style-name="P50" text:outline-level="3"><text:bookmark text:name="user-content-reescrevendo-o-histórico"/>Reescrevendo o histórico</text:h>
            <text:h text:style-name="P53" text:outline-level="5"><text:bookmark text:name="user-content-alterando-mensagens-de-commit"/>Alterando mensagens de commit</text:h>
            <text:p text:style-name="P48"><text:span text:style-name="Source_20_Text"><text:span text:style-name="T22">git commit --amend -m "Minha nova mensagem"</text:span></text:span></text:p>
            <text:h text:style-name="P53" text:outline-level="5"><text:bookmark text:name="user-content-alterar-últimos-commits"/>Alterar últimos commits</text:h>
            <text:p text:style-name="P30">Alterando os três últimos commits</text:p>
            <text:p text:style-name="P48"><text:span text:style-name="Source_20_Text"><text:span text:style-name="T22">git rebase -i HEAD~3</text:span></text:span></text:p>
            <text:p text:style-name="P30">O editor de texto será aberto com as linhas representando os três últimos commits.</text:p>
            <text:p text:style-name="P48"><text:span text:style-name="Source_20_Text"><text:span text:style-name="T22">pick f7f3f6d changed my name a bit</text:span></text:span></text:p>
            <text:p text:style-name="P49"><text:span text:style-name="Source_20_Text"><text:span text:style-name="T22">pick 310154e updated README formatting and added blame</text:span></text:span></text:p>
            <text:p text:style-name="P49"><text:span text:style-name="Source_20_Text"><text:span text:style-name="T22">pick a5f4a0d added catfile</text:span></text:span></text:p>
            <text:p text:style-name="P30">Altere para edit os commits que deseja realizar alterações.</text:p>
            <text:p text:style-name="P48"><text:span text:style-name="Source_20_Text"><text:span text:style-name="T22">edit f7f3f6d changed my name a bit</text:span></text:span></text:p>
            <text:p text:style-name="P49"><text:span text:style-name="Source_20_Text"><text:span text:style-name="T22">pick 310154e updated README formatting and added blame</text:span></text:span></text:p>
            <text:p text:style-name="P49"><text:span text:style-name="Source_20_Text"><text:span text:style-name="T22">pick a5f4a0d added catfile</text:span></text:span></text:p>
            <text:p text:style-name="P30"><text:soft-page-break/>Feche o editor de texto.</text:p>
            <text:p text:style-name="P29"><text:span text:style-name="T11">Digite o comando para alterar a mensagem do commit que foi marcado como </text:span><text:span text:style-name="Emphasis"><text:span text:style-name="T11">edit</text:span></text:span><text:span text:style-name="T11">.</text:span></text:p>
            <text:p text:style-name="P48"><text:span text:style-name="Source_20_Text"><text:span text:style-name="T22">git commit –amend -m “Nova mensagem”</text:span></text:span></text:p>
            <text:p text:style-name="P30">Aplique a alteração</text:p>
            <text:p text:style-name="P48"><text:span text:style-name="Source_20_Text"><text:span text:style-name="T22">git rebase --continue</text:span></text:span></text:p>
            <text:p text:style-name="P29"><text:span text:style-name="Strong_20_Emphasis"><text:span text:style-name="T13">Atenção:</text:span></text:span><text:span text:style-name="T11"> É possível alterar a ordem dos commits ou remover um commit apenas mudando as linhas ou removendo.</text:span></text:p>
            <text:h text:style-name="P53" text:outline-level="5"><text:bookmark text:name="user-content-juntando-vários-commits"/>Juntando vários commits</text:h>
            <text:p text:style-name="P29"><text:span text:style-name="T11">Seguir os mesmos passos acima, porém marcar os commtis que devem ser juntados com *</text:span><text:span text:style-name="Emphasis"><text:span text:style-name="T11">squash</text:span></text:span></text:p>
            <text:h text:style-name="P53" text:outline-level="5"><text:bookmark text:name="user-content-remover-todo-histórico-de-um-arquivo"/>Remover todo histórico de um arquivo</text:h>
            <text:p text:style-name="P48"><text:span text:style-name="Source_20_Text"><text:span text:style-name="T22">git filter-branch --tree-filter 'rm -f passwords.txt' HEAD</text:span></text:span></text:p>
            <text:h text:style-name="P50" text:outline-level="3"><text:bookmark text:name="user-content-bisect"/>Bisect</text:h>
            <text:p text:style-name="P30">O bisect (pesquisa binária) é útil para encontrar um commit que esta gerando um bug ou uma inconsistência entre uma sequência de commits.</text:p>
            <text:h text:style-name="P53" text:outline-level="5"><text:bookmark text:name="user-content-iniciar-pequinsa-binária"/>Iniciar pequinsa binária</text:h>
            <text:p text:style-name="P48"><text:span text:style-name="Source_20_Text"><text:span text:style-name="T22">git bisect start</text:span></text:span></text:p>
            <text:h text:style-name="P53" text:outline-level="5"><text:bookmark text:name="user-content-marcar-o-commit-atual-como-ruim"/>Marcar o commit atual como ruim</text:h>
            <text:p text:style-name="P48"><text:span text:style-name="Source_20_Text"><text:span text:style-name="T22">git bisect bad</text:span></text:span></text:p>
            <text:h text:style-name="P53" text:outline-level="5"><text:bookmark text:name="user-content-marcar-o-commit-de-uma-tag-que-esta-sem-o-buginconsistência"/>Marcar o commit de uma tag que esta sem o bug/inconsistência</text:h>
            <text:p text:style-name="P48"><text:span text:style-name="Source_20_Text"><text:span text:style-name="T22">git bisect good vs-1.1</text:span></text:span></text:p>
            <text:h text:style-name="P53" text:outline-level="5"><text:bookmark text:name="user-content-marcar-o-commit-como-bom"/><text:soft-page-break/>Marcar o commit como bom</text:h>
            <text:p text:style-name="P29"><text:span text:style-name="T11">O GIT irá navegar entre os commits para ajudar a indentificar o commit que esta com o problema. Se o commit atual não estiver quebrado, então é necessário marca-lo como </text:span><text:span text:style-name="Strong_20_Emphasis"><text:span text:style-name="T13">bom</text:span></text:span><text:span text:style-name="T11">.</text:span></text:p>
            <text:p text:style-name="P48"><text:span text:style-name="Source_20_Text"><text:span text:style-name="T22">git bisect good</text:span></text:span></text:p>
            <text:h text:style-name="P53" text:outline-level="5"><text:bookmark text:name="user-content-marcar-o-commit-como-ruim"/>Marcar o commit como ruim</text:h>
            <text:p text:style-name="P29"><text:span text:style-name="T11">Se o commit estiver com o problema, então ele deverá ser marcado como </text:span><text:span text:style-name="Strong_20_Emphasis"><text:span text:style-name="T13">ruim</text:span></text:span><text:span text:style-name="T11">.</text:span></text:p>
            <text:p text:style-name="P48"><text:span text:style-name="Source_20_Text"><text:span text:style-name="T22">git bisect bad</text:span></text:span></text:p>
            <text:h text:style-name="P53" text:outline-level="5"><text:bookmark text:name="user-content-finalizar-a-pesquisa-binária"/>Finalizar a pesquisa binária</text:h>
            <text:p text:style-name="P29"><text:span text:style-name="T11">Depois de encontrar o commit com problema, para retornar para o </text:span><text:span text:style-name="Emphasis"><text:span text:style-name="T11">HEAD</text:span></text:span><text:span text:style-name="T11"> utilize:</text:span></text:p>
            <text:p text:style-name="P48"><text:span text:style-name="Source_20_Text"><text:span text:style-name="T22">git bisect reset</text:span></text:span></text:p>
            <text:h text:style-name="P2" text:outline-level="1"/>
          </text:section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SFMono-Regular" svg:font-family="SFMono-Regular, Consolas, 'Liberation Mono', Menlo, Courier, monospace"/>
    <style:font-face style:name="apple-system" svg:font-family="apple-system, BlinkMacSystemFont, 'Segoe UI', Helvetica, Arial, sans-serif, 'Apple Color Emoji', 'Segoe UI Emoji', 'Segoe UI Symbol'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SimSun" style:font-family-asian="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style:font-name="Liberation Serif" fo:font-family="'Liberation Serif'" style:font-family-generic="roman" style:font-pitch="variable" fo:font-size="10pt" fo:font-weight="bold" style:font-name-asian="SimSun" style:font-family-asian="SimSun" style:font-family-generic-asian="system" style:font-pitch-asian="variable" style:font-size-asian="10pt" style:font-weight-asian="bold" style:font-name-complex="Arial" style:font-family-complex="Arial" style:font-family-generic-complex="system" style:font-pitch-complex="variable" style:font-size-complex="10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loext:contextual-spacing="false"/>
      <style:text-properties style:font-name="Liberation Serif" fo:font-family="'Liberation Serif'" style:font-family-generic="roman" style:font-pitch="variable" fo:font-size="7pt" fo:font-weight="bold" style:font-name-asian="SimSun" style:font-family-asian="SimSun" style:font-family-generic-asian="system" style:font-pitch-asian="variable" style:font-size-asian="7pt" style:font-weight-asian="bold" style:font-name-complex="Arial" style:font-family-complex="Arial" style:font-family-generic-complex="system" style:font-pitch-complex="variable" style:font-size-complex="7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6.2$Windows_X86_64 LibreOffice_project/0c292870b25a325b5ed35f6b45599d2ea4458e77</meta:generator>
    <dc:date>2018-12-11T14:20:06.776000000</dc:date>
    <meta:editing-duration>PT5M42S</meta:editing-duration>
    <meta:editing-cycles>1</meta:editing-cycles>
    <meta:document-statistic meta:table-count="0" meta:image-count="0" meta:object-count="0" meta:page-count="13" meta:paragraph-count="233" meta:word-count="1466" meta:character-count="9327" meta:non-whitespace-character-count="8108"/>
  </office:meta>
</office:document-meta>
</file>